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sAEstrelaVert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e Instância</text:p>
          </table:table-cell>
          <table:table-cell office:value-type="string" calcext:value-type="string">
            <text:p>Número de Vértices</text:p>
          </table:table-cell>
          <table:table-cell office:value-type="string" calcext:value-type="string">
            <text:p>Número de Arestas</text:p>
          </table:table-cell>
          <table:table-cell office:value-type="string" calcext:value-type="string">
            <text:p>NVA Dijkstra Adptado</text:p>
          </table:table-cell>
          <table:table-cell office:value-type="string" calcext:value-type="string">
            <text:p>NVA A*</text:p>
          </table:table-cell>
          <table:table-cell office:value-type="string" calcext:value-type="string">
            <text:p>NVA A* Manhattan</text:p>
          </table:table-cell>
        </table:table-row>
        <table:table-row table:style-name="ro1">
          <table:table-cell office:value-type="string" calcext:value-type="string">
            <text:p>USA-road-d.NY.gr</text:p>
          </table:table-cell>
          <table:table-cell office:value-type="float" office:value="264346" calcext:value-type="float">
            <text:p>264346</text:p>
          </table:table-cell>
          <table:table-cell office:value-type="float" office:value="733846" calcext:value-type="float">
            <text:p>733846</text:p>
          </table:table-cell>
          <table:table-cell office:value-type="float" office:value="140501" calcext:value-type="float">
            <text:p>140501</text:p>
          </table:table-cell>
          <table:table-cell office:value-type="float" office:value="31995" calcext:value-type="float">
            <text:p>31995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string" calcext:value-type="string">
            <text:p>USA-road-d.BAY.gr</text:p>
          </table:table-cell>
          <table:table-cell office:value-type="float" office:value="321270" calcext:value-type="float">
            <text:p>321270</text:p>
          </table:table-cell>
          <table:table-cell office:value-type="float" office:value="800172" calcext:value-type="float">
            <text:p>800172</text:p>
          </table:table-cell>
          <table:table-cell office:value-type="float" office:value="225754" calcext:value-type="float">
            <text:p>225754</text:p>
          </table:table-cell>
          <table:table-cell office:value-type="float" office:value="53206" calcext:value-type="float">
            <text:p>53206</text:p>
          </table:table-cell>
          <table:table-cell office:value-type="float" office:value="17044" calcext:value-type="float">
            <text:p>17044</text:p>
          </table:table-cell>
        </table:table-row>
        <table:table-row table:style-name="ro1">
          <table:table-cell office:value-type="string" calcext:value-type="string">
            <text:p>USA-road-d.COL.gr</text:p>
          </table:table-cell>
          <table:table-cell office:value-type="float" office:value="435666" calcext:value-type="float">
            <text:p>435666</text:p>
          </table:table-cell>
          <table:table-cell office:value-type="float" office:value="1057066" calcext:value-type="float">
            <text:p>1057066</text:p>
          </table:table-cell>
          <table:table-cell office:value-type="float" office:value="242674" calcext:value-type="float">
            <text:p>242674</text:p>
          </table:table-cell>
          <table:table-cell office:value-type="float" office:value="108343" calcext:value-type="float">
            <text:p>108343</text:p>
          </table:table-cell>
          <table:table-cell office:value-type="float" office:value="21577" calcext:value-type="float">
            <text:p>21577</text:p>
          </table:table-cell>
        </table:table-row>
        <table:table-row table:style-name="ro1">
          <table:table-cell office:value-type="string" calcext:value-type="string">
            <text:p>USA-road-d.FLA.gr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2712798" calcext:value-type="float">
            <text:p>2712798</text:p>
          </table:table-cell>
          <table:table-cell office:value-type="float" office:value="580010" calcext:value-type="float">
            <text:p>58001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9077" calcext:value-type="float">
            <text:p>79077</text:p>
          </table:table-cell>
        </table:table-row>
      </table:table>
      <table:named-expressions/>
      <table:database-ranges>
        <table:database-range table:name="__Anonymous_Sheet_DB__0" table:target-range-address="ResultadosAEstrelaVertices.A2:ResultadosAEstrelaVertices.F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1:50:47.433516815</dc:date>
    <meta:editing-duration>PT1M35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